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500000003E725E062D.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text-properties style:font-name="Liberation Serif" fo:font-size="11pt" style:font-size-asian="11pt" style:font-size-complex="11pt"/>
    </style:style>
    <style:style style:name="P2" style:family="paragraph" style:parent-style-name="Standard">
      <style:paragraph-properties fo:text-align="justify" style:justify-single-word="false"/>
      <style:text-properties style:font-name="Liberation Serif" fo:font-size="11pt" fo:font-weight="bold" style:font-size-asian="11pt" style:font-size-complex="11pt"/>
    </style:style>
    <style:style style:name="P3" style:family="paragraph" style:parent-style-name="Standard">
      <style:paragraph-properties fo:text-align="center" style:justify-single-word="false"/>
      <style:text-properties style:font-name="Liberation Serif" fo:font-size="16pt" fo:font-weight="bold" officeooo:rsid="0007a4cf" officeooo:paragraph-rsid="0007a4cf" style:font-size-asian="16pt" style:font-size-complex="16pt"/>
    </style:style>
    <style:style style:name="P4" style:family="paragraph" style:parent-style-name="Text_20_body">
      <style:paragraph-properties fo:text-align="justify" style:justify-single-word="false"/>
      <style:text-properties style:font-name="Liberation Serif" fo:font-size="11pt" fo:font-weight="bold" officeooo:paragraph-rsid="0007eb37" style:font-size-asian="11pt" style:font-size-complex="11pt"/>
    </style:style>
    <style:style style:name="P5" style:family="paragraph" style:parent-style-name="Text_20_body">
      <style:paragraph-properties fo:text-align="justify" style:justify-single-word="false"/>
      <style:text-properties officeooo:paragraph-rsid="000a4864"/>
    </style:style>
    <style:style style:name="T1" style:family="text">
      <style:text-properties fo:font-weight="bold"/>
    </style:style>
    <style:style style:name="T2" style:family="text">
      <style:text-properties fo:color="#002060" fo:font-size="12pt" fo:font-style="italic"/>
    </style:style>
    <style:style style:name="T3" style:family="text">
      <style:text-properties fo:color="#002060" fo:font-size="12pt" fo:font-style="italic" fo:font-weight="normal" style:font-style-asian="italic" style:font-weight-asian="normal" style:font-style-complex="italic" style:font-weight-complex="normal"/>
    </style:style>
    <style:style style:name="T4" style:family="text">
      <style:text-properties fo:color="#002060" fo:font-size="12pt" fo:font-style="italic" fo:font-weight="normal" officeooo:rsid="0007eb37" style:font-style-asian="italic" style:font-weight-asian="normal" style:font-style-complex="italic" style:font-weight-complex="normal"/>
    </style:style>
    <style:style style:name="T5" style:family="text">
      <style:text-properties fo:color="#002060" fo:font-size="12pt" fo:font-style="italic" style:font-size-asian="12pt" style:font-style-asian="italic" style:font-size-complex="12pt"/>
    </style:style>
    <style:style style:name="T6" style:family="text">
      <style:text-properties fo:color="#002060" fo:font-size="12pt" fo:font-style="italic" officeooo:rsid="000c753e" style:font-size-asian="12pt" style:font-style-asian="italic" style:font-size-complex="12pt"/>
    </style:style>
    <style:style style:name="T7" style:family="text">
      <style:text-properties fo:font-size="12pt"/>
    </style:style>
    <style:style style:name="T8" style:family="text">
      <style:text-properties fo:font-size="12pt" fo:font-style="italic" style:font-size-asian="12pt" style:font-style-asian="italic" style:font-size-complex="12pt"/>
    </style:style>
    <style:style style:name="T9" style:family="text">
      <style:text-properties fo:font-size="12pt" style:font-size-asian="12pt" style:font-size-complex="12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Charte de Participation à un Atelier d'Idéation</text:p>
      <text:p text:style-name="P2"/>
      <text:p text:style-name="P4"><text:span text:style-name="T7">[ </text:span><text:span text:style-name="T3">Document réalisé dans le cadre d’un </text:span><text:span text:style-name="T4">atelier d'idéation</text:span><text:span text:style-name="T3"> organisé par la Direction générale de la gendarmerie nationale et l’Agence du patrimoine immatériel de l’Etat en </text:span><text:span text:style-name="T4">octobre</text:span><text:span text:style-name="T3"> 201</text:span><text:span text:style-name="T4">5</text:span><text:span text:style-name="T3"> : </text:span><text:a xlink:type="simple" xlink:href="https://github.com/InnovMetierEtat/Atelier-Ideation-GeolocOptinAdhoc" text:style-name="Internet_20_link" text:visited-style-name="Visited_20_Internet_20_Link"><text:span text:style-name="T4">https://github.com/InnovMetierEtat/Atelier-Ideation-GeolocOptinAdhoc</text:span></text:a></text:p>
      <text:p text:style-name="P5"><text:span text:style-name="Police_20_par_20_défaut"><text:span text:style-name="T5">Il s’agit d’un exemple. </text:span></text:span><text:span text:style-name="Police_20_par_20_défaut"><text:span text:style-name="T6">La rédaction d’une charte ou d’un règlement doit être adaptée au</text:span></text:span><text:span text:style-name="Police_20_par_20_défaut"><text:span text:style-name="T5"> contexte et </text:span></text:span><text:span text:style-name="Police_20_par_20_défaut"><text:span text:style-name="T6">aux</text:span></text:span><text:span text:style-name="Police_20_par_20_défaut"><text:span text:style-name="T5"> enjeux, notamment au niveau du respect des droits de propriété intellectuel</text:span></text:span><text:span text:style-name="Police_20_par_20_défaut"><text:span text:style-name="T6">le</text:span></text:span><text:span text:style-name="Police_20_par_20_défaut"><text:span text:style-name="T5"> des participants et de l’administration. Les équipes de l’APIE sont à la disposition des administrations pour une assistance en matière de rédaction de charte de participation à un atelier d’innovation ouverte.</text:span></text:span><text:span text:style-name="Police_20_par_20_défaut"><text:span text:style-name="T9"> ]</text:span></text:span> <text:span text:style-name="T7">]</text:span></text:p>
      <text:p text:style-name="P2"/>
      <text:p text:style-name="P2"/>
      <text:p text:style-name="P1"><text:span text:style-name="T1">OBJECTIFS</text:span> - Dans une démarche d'innovation ouverte, la Gendarmerie Nationale ouvre le code source d'un webservice de géolocalisation créé par un gendarme du PGHM du Versoud (Isère) pour faciliter la localisation des personnes égarées ou accidentées en montagne. Le logiciel est placé sous double licence copyleft CeCILL v. 2.1 et GNU GPL. L'atelier d'idéation a pour but de présenter le web service et d’initier une réflexion avec la Communauté de l’Innovation Métier de l’État pour améliorer cette solution et chercher de nouvelles fonctionnalités et de nouveaux usages qui puissent profiter à tous et toutes, dans un objectif d’intérêt général</text:p>
      <text:section text:style-name="Sect1" text:name="magicdomid7">
        <text:p text:style-name="P1"/>
      </text:section>
      <text:section text:style-name="Sect1" text:name="magicdomid8">
        <text:p text:style-name="P1"><text:span text:style-name="T1">LIBRE PARCOURS </text:span>- Les idées émises par les participants sont de "libre parcours", c'est-à-dire qu'elles sont communes à toutes et à tous</text:p>
      </text:section>
      <text:section text:style-name="Sect1" text:name="magicdomid9">
        <text:p text:style-name="P1"/>
      </text:section>
      <text:section text:style-name="Sect1" text:name="magicdomid10">
        <text:p text:style-name="P1"><text:span text:style-name="T1">CODE LICENCE LIBRE</text:span> - Les codes source des logiciels proposés ou élaborés en relation avec les travaux de l'atelier lors de cet évènement seront placés sous licence libreCeCILL v.2.1 et/ou GNU GPL</text:p>
      </text:section>
      <text:section text:style-name="Sect1" text:name="magicdomid11">
        <text:p text:style-name="P1"/>
      </text:section>
      <text:section text:style-name="Sect1" text:name="magicdomid12">
        <text:p text:style-name="P1"><text:span text:style-name="T1">CONTENUS CC</text:span> - Les documents et contenus élaborés lors de l'atelier seront placés sous licence CC BY NC SA (<text:span text:style-name="T1">Creative Commons4.0 : Attribution + Pas d’Utilisation Commerciale + Partage dans les mêmes conditions</text:span>. Le titulaire des droits autorise l’exploitation de l’œuvre originale à des fins non commerciales, ainsi que la création d’œuvres dérivées,à condition qu’elles soient distribuées sous une licence identique)</text:p>
      </text:section>
      <text:section text:style-name="Sect1" text:name="magicdomid13">
        <text:p text:style-name="P1"/>
      </text:section>
      <text:section text:style-name="Sect1" text:name="magicdomid14">
        <text:p text:style-name="P1"><text:span text:style-name="T1">COMPATIBILITÉ</text:span> - Tous les contenus et codes sources utilisés dans le cadre des travaux de l'atelier devront être compatibles avec les licences libres utilisées dans ce même cadre</text:p>
      </text:section>
      <text:section text:style-name="Sect1" text:name="magicdomid15">
        <text:p text:style-name="P1"/>
      </text:section>
      <text:section text:style-name="Sect1" text:name="magicdomid16">
        <text:p text:style-name="P1"><text:span text:style-name="T1">COMMUNAUTÉ</text:span> - Les participants pourront ensuite librement élaborer des contenus et projets à partir des travaux de l’atelier (sous réserve des conditions des licences libres portant sur les codes sources et contenus élaborés dans le cadre des travaux de l’atelier). Ils veilleront à ce que leurs projets et travaux mentionnent le fait qu’ils ont été initiés dans le cadre de l’atelier et qu’ils soient rendus publics et diffusés aux autres participants, par exemple en les communiquant sur le compte « Meet-up » de l’atelier ou sur les autres réseaux sociaux. Les participants n'utiliseront les signes distinctifs et notamment les logos des autres participants qu'avec leur autorisation. Les participants peuvent transmettre leurs noms et leurs modes privilégiés de contact (mail, réseau social, site web) afin de faciliter le contact avec les autres participants</text:p>
      </text:section>
      <text:section text:style-name="Sect1" text:name="magicdomid17">
        <text:p text:style-name="P1"/>
      </text:section>
      <text:section text:style-name="Sect1" text:name="magicdomid18">
        <text:p text:style-name="P1"><text:span text:style-name="T1">IMAGE DES PERSONNES</text:span> - Des photos et des vidéos en planlarge des participants pourront être produites par l’organisation et utilisées dans le cadre de la communication et de la documentation de l'atelier. Ces contenus seront placés sous licence CC BY NC SA. Des photos et vidéos de personnes reconnaissables ne seront pas diffusées, sauf avec leur autorisation.Les présentations initiales et finales seront filmées en plan serré. Les participants ayant accepté d'effectuer une présentation donnent leur accord pour la diffusion de ces séquences dans le cadre de la communication et de la documentation de l'atelier, sous licence CC BY NC SA </text:p>
      </text:section>
      <text:section text:style-name="Sect1" text:name="magicdomid19">
        <text:p text:style-name="P1"><text:soft-page-break/></text:p>
      </text:section>
      <text:section text:style-name="Sect1" text:name="magicdomid20">
        <text:p text:style-name="P1"><text:span text:style-name="T1">DONNÉES PERSONNELLES </text:span>- Les données personnelles transmises par les participants lors de l’atelier pourront être utilisées pour leur transmettre des informations et communications relatives aux travaux de l’atelier.Ils disposent du droit d'accès, d'opposition, de rectification et de suppression de leurs données personnelles en écrivant à l’APIE, 5 Place des vins de France 75573 Paris Cedex 12</text:p>
      </text:section>
      <text:section text:style-name="Sect1" text:name="magicdomid21">
        <text:p text:style-name="P1"/>
      </text:section>
      <text:section text:style-name="Sect1" text:name="magicdomid54">
        <text:p text:style-name="P1"><text:span text:style-name="T1">PROTECTION DES PERSONNES</text:span> - Pour des raisons de sécurité, seuls les participants inscrits et/ou ayant informé au préalable l'organisation de leur présence pourront participer à l'après-midi d’idéation. Ils respecteront les règles de sécurité du site où se déroule l'évènement. En outre, il est recommandé aux participants de porter des vêtements adaptés et de ne pas courir pendant le jeu en équipes</text:p>
      </text:section>
      <text:section text:style-name="Sect1" text:name="magicdomid55">
        <text:p text:style-name="P1"/>
      </text:section>
      <text:section text:style-name="Sect1" text:name="magicdomid23">
        <text:p text:style-name="P1">La participation aux travaux relatifs à l'atelier vaut acceptation de cette charte de participation</text:p>
      </text:section>
      <text:section text:style-name="Sect1" text:name="magicdomid24">
        <text:p text:style-name="P1"> </text:p>
      </text:section>
      <text:section text:style-name="Sect1" text:name="magicdomid25">
        <text:p text:style-name="P1">Le contenu de cette charte de participation est public et peut librement servir de base pour d’autres évènements</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ormal" style:family="paragraph">
      <style:paragraph-properties fo:margin-left="0cm" fo:margin-right="0cm" fo:margin-top="0.212cm" fo:margin-bottom="0.212cm" loext:contextual-spacing="false" fo:text-align="justify" style:justify-single-word="false" fo:keep-together="always" fo:hyphenation-ladder-count="no-limit" fo:text-indent="1.501cm" style:auto-text-indent="false" style:text-autospace="none" style:punctuation-wrap="simple" style:vertical-align="baseline">
        <style:tab-stops>
          <style:tab-stop style:position="7.502cm" style:type="center"/>
          <style:tab-stop style:position="15.002cm" style:type="right"/>
        </style:tab-stops>
      </style:paragraph-properties>
      <style:text-properties fo:font-size="11pt" style:font-size-asian="11pt" fo:hyphenate="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Police_20_par_20_défaut" style:display-name="Police par défaut" style:family="text"/>
    <style:style style:name="Lien_20_hypertexte" style:display-name="Lien hypertexte" style:family="text" style:parent-style-name="Police_20_par_20_défaut">
      <style:text-properties fo:color="#0000ff" style:text-underline-style="solid" style:text-underline-width="auto" style:text-underline-color="font-color" style:text-underline-mode="continuous" style:text-overline-mode="continuous" style:text-line-through-mode="continuou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draw:frame draw:style-name="Mfr1" draw:name="Image1" text:anchor-type="paragraph" svg:width="1.355cm" svg:height="1.05cm" draw:z-index="1"><draw:image xlink:href="Pictures/10000201000000500000003E725E062D.png" xlink:type="simple" xlink:show="embed" xlink:actuate="onLoad"/></draw:frame></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21T16:44:13.111000000</meta:creation-date>
    <dc:date>2016-10-26T16:08:05.299000000</dc:date>
    <meta:editing-duration>PT8M45S</meta:editing-duration>
    <meta:editing-cycles>3</meta:editing-cycles>
    <meta:generator>LibreOffice/4.3.7.2.0$Windows_x86 LibreOffice_project/48a90ee55c9f053c937b3e8638cc753652d70536</meta:generator>
    <meta:document-statistic meta:table-count="0" meta:image-count="1" meta:object-count="0" meta:page-count="2" meta:paragraph-count="15" meta:word-count="722" meta:character-count="4770" meta:non-whitespace-character-count="4060"/>
  </office:meta>
</office:document-meta>
</file>